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2cm" fo:margin-top="0cm" fo:margin-bottom="0cm" style:page-number="auto" table:align="left" style:writing-mode="lr-tb"/>
    </style:style>
    <style:style style:name="Table6.A" style:family="table-column">
      <style:table-column-properties style:column-width="4.782cm"/>
    </style:style>
    <style:style style:name="Table6.B" style:family="table-column">
      <style:table-column-properties style:column-width="5.226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7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7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0c12ef" officeooo:paragraph-rsid="000c12ef" style:font-size-asian="10pt" style:font-style-asian="italic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0c12ef" officeooo:paragraph-rsid="000c12ef" style:font-size-asian="10pt" style:font-style-asian="italic" style:font-weight-asian="normal" style:font-size-complex="1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0d51fa" officeooo:paragraph-rsid="000d51fa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font-style="italic" officeooo:rsid="000c12ef" officeooo:paragraph-rsid="000c12ef" style:font-size-asian="10.5pt" style:font-style-asian="italic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paragraph-rsid="000c12ef" style:font-weight-asian="normal" style:font-weight-complex="normal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010b810"/>
    </style:style>
    <style:style style:name="T2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3" style:family="text"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4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 style:font-weight-complex="bold"/>
    </style:style>
    <style:style style:name="T5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2">2016/06/13 – MONTAG</text:p>
            <text:p text:style-name="P2"/>
          </table:table-cell>
          <table:table-cell table:style-name="Table6.A2" office:value-type="string">
            <text:p text:style-name="P20"><text:span text:style-name="T3">CCNA </text:span><text:span text:style-name="T4">Chapter</text:span><text:span text:style-name="T3"> bearbeitet.</text:span></text:p>
          </table:table-cell>
          <table:table-cell table:style-name="Table6.A2" office:value-type="string">
            <text:p text:style-name="P4">0826 – 1500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3">
          <table:table-cell table:style-name="Table6.A2" office:value-type="string">
            <text:p text:style-name="P2">2016/06/14 – DIENSTAG</text:p>
          </table:table-cell>
          <table:table-cell table:style-name="Table6.B3" office:value-type="string">
            <text:p text:style-name="P11"/>
            <text:p text:style-name="P17">CCNA Chapter und Final Exam bearbeitet. </text:p>
            <text:p text:style-name="P11"/>
          </table:table-cell>
          <table:table-cell table:style-name="Table6.A2" office:value-type="string">
            <text:p text:style-name="P9"><text:span text:style-name="T2">0700 – 15</text:span><text:span text:style-name="T5">4</text:span><text:span text:style-name="T2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4">
          <table:table-cell table:style-name="Table6.A2" office:value-type="string">
            <text:p text:style-name="P2">2016/06/15 – MITTWOCH</text:p>
          </table:table-cell>
          <table:table-cell table:style-name="Table6.B4" office:value-type="string">
            <text:p text:style-name="P12"/>
            <text:p text:style-name="P13">Betrieblicher Außenaufenthalt</text:p>
            <text:p text:style-name="P12"/>
          </table:table-cell>
          <table:table-cell table:style-name="Table6.A2" office:value-type="string">
            <text:p text:style-name="P9"><text:bookmark text:name="__DdeLink__782_2042025643"/><text:span text:style-name="T2">0</text:span><text:span text:style-name="T5">8</text:span><text:span text:style-name="T2">00 – 150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5">
          <table:table-cell table:style-name="Table6.A2" office:value-type="string">
            <text:p text:style-name="P2">2016/06/16 – DONNERSTAG</text:p>
          </table:table-cell>
          <table:table-cell table:style-name="Table6.B5" office:value-type="string">
            <text:p text:style-name="P18"/>
            <text:p text:style-name="P14">Betrieblicher Außenaufenthalt</text:p>
            <text:p text:style-name="P19"/>
          </table:table-cell>
          <table:table-cell table:style-name="Table6.A2" office:value-type="string">
            <text:p text:style-name="P9"><text:span text:style-name="T2">0</text:span><text:span text:style-name="T5">8</text:span><text:span text:style-name="T2">00 – 150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6">
          <table:table-cell table:style-name="Table6.A2" office:value-type="string">
            <text:p text:style-name="P2">2016/06/17 – FREITAG</text:p>
          </table:table-cell>
          <table:table-cell table:style-name="Table6.B6" office:value-type="string">
            <text:p text:style-name="P15"/>
            <text:p text:style-name="P16">Einladungen für das Azubigrillen vorbereitet und abgeschickt.</text:p>
            <text:p text:style-name="P16">Skype for Business in Windows VM unter Linux Host getestet.</text:p>
            <text:p text:style-name="P15"/>
          </table:table-cell>
          <table:table-cell table:style-name="Table6.A2" office:value-type="string">
            <text:p text:style-name="P4">0800 – 1340</text:p>
          </table:table-cell>
          <table:table-cell table:style-name="Table6.D2" office:value-type="string">
            <text:p text:style-name="P4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2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-0.035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fo:margin-left="-0.035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fo:margin-left="-0.035cm" fo:margin-top="0cm" fo:margin-bottom="0cm" table:align="left" style:writing-mode="lr-tb"/>
    </style:style>
    <style:style style:name="Table4.A" style:family="table-column">
      <style:table-column-properties style:column-width="5.666cm"/>
    </style:style>
    <style:style style:name="Table4.B" style:family="table-column">
      <style:table-column-properties style:column-width="5.667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fo:margin-left="-0.035cm" fo:margin-top="0cm" fo:margin-bottom="0cm" table:align="left" style:writing-mode="lr-tb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7.992cm"/>
    </style:style>
    <style:style style:name="Table5.C" style:family="table-column">
      <style:table-column-properties style:column-width="4.50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Standard">
      <style:text-properties text:display="none"/>
    </style:style>
    <style:style style:name="M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b810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MP1">2016/0<text:span text:style-name="MT1">6</text:span>/13 – 2016/06/17</text:p>
            </table:table-cell>
            <table:covered-table-cell/>
            <table:table-cell table:style-name="Table1.C1" office:value-type="string">
              <text:p text:style-name="MP3">KW 24 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4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7">Unterschrift Klassenlehrer/Außerbetriebliche Fortbildung</text:p>
            </table:table-cell>
            <table:table-cell table:style-name="Table5.A1" office:value-type="string">
              <text:p text:style-name="MP8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6-21T07:28:34.599786826</dc:date>
    <meta:editing-cycles>42</meta:editing-cycles>
    <dc:title>Header Schule</dc:title>
    <meta:editing-duration>PT1H49M43S</meta:editing-duration>
    <meta:generator>LibreOffice/5.1.3.2$Linux_X86_64 LibreOffice_project/10m0$Build-2</meta:generator>
    <meta:document-statistic meta:table-count="6" meta:image-count="0" meta:object-count="0" meta:page-count="1" meta:paragraph-count="33" meta:word-count="77" meta:character-count="627" meta:non-whitespace-character-count="571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